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d020" officeooo:paragraph-rsid="0020d020"/>
    </style:style>
    <style:style style:name="P2" style:family="paragraph" style:parent-style-name="Standard">
      <style:text-properties fo:language="gl" fo:country="ES" officeooo:rsid="001eeb4c" officeooo:paragraph-rsid="001eeb4c" style:font-size-asian="10.5pt"/>
    </style:style>
    <style:style style:name="P3" style:family="paragraph" style:parent-style-name="Standard">
      <style:text-properties fo:language="gl" fo:country="ES" officeooo:rsid="001eeb4c" officeooo:paragraph-rsid="00242f62" style:font-size-asian="10.5pt"/>
    </style:style>
    <style:style style:name="P4" style:family="paragraph" style:parent-style-name="Standard">
      <style:text-properties fo:language="gl" fo:country="ES" officeooo:rsid="001eeb4c" officeooo:paragraph-rsid="002a6198" style:font-size-asian="10.5pt"/>
    </style:style>
    <style:style style:name="P5" style:family="paragraph" style:parent-style-name="Standard">
      <style:text-properties fo:language="gl" fo:country="ES" officeooo:rsid="0020d020" officeooo:paragraph-rsid="0020d020" style:font-size-asian="10.5pt"/>
    </style:style>
    <style:style style:name="P6" style:family="paragraph" style:parent-style-name="Standard">
      <style:text-properties fo:language="gl" fo:country="ES" officeooo:rsid="0023191d" officeooo:paragraph-rsid="0023191d" style:font-size-asian="10.5pt"/>
    </style:style>
    <style:style style:name="P7" style:family="paragraph" style:parent-style-name="Standard">
      <style:text-properties fo:language="gl" fo:country="ES" officeooo:rsid="00242f62" officeooo:paragraph-rsid="00242f62" style:font-size-asian="10.5pt"/>
    </style:style>
    <style:style style:name="P8" style:family="paragraph" style:parent-style-name="Standard">
      <style:text-properties fo:language="gl" fo:country="ES" officeooo:rsid="00242f62" officeooo:paragraph-rsid="00262ddb" style:font-size-asian="10.5pt"/>
    </style:style>
    <style:style style:name="P9" style:family="paragraph" style:parent-style-name="Standard">
      <style:text-properties fo:language="gl" fo:country="ES" officeooo:rsid="00262893" officeooo:paragraph-rsid="00262893" style:font-size-asian="10.5pt"/>
    </style:style>
    <style:style style:name="P10" style:family="paragraph" style:parent-style-name="Standard">
      <style:text-properties fo:language="gl" fo:country="ES" officeooo:rsid="00262893" officeooo:paragraph-rsid="00262ddb" style:font-size-asian="10.5pt"/>
    </style:style>
    <style:style style:name="P11" style:family="paragraph" style:parent-style-name="Standard">
      <style:text-properties fo:language="gl" fo:country="ES" officeooo:rsid="002a6198" officeooo:paragraph-rsid="002a6198" style:font-size-asian="10.5pt"/>
    </style:style>
    <style:style style:name="P12" style:family="paragraph" style:parent-style-name="Standard">
      <style:text-properties fo:language="gl" fo:country="ES" officeooo:rsid="002d34ff" officeooo:paragraph-rsid="002d34ff" style:font-size-asian="10.5pt"/>
    </style:style>
    <style:style style:name="P13" style:family="paragraph" style:parent-style-name="Standard">
      <style:paragraph-properties fo:text-align="center" style:justify-single-word="false"/>
      <style:text-properties fo:font-size="16pt" fo:language="gl" fo:country="ES" officeooo:rsid="001eeb4c" officeooo:paragraph-rsid="001eeb4c" style:font-size-asian="16pt" style:font-size-complex="16pt"/>
    </style:style>
    <style:style style:name="P14" style:family="paragraph" style:parent-style-name="Standard" style:list-style-name="L1">
      <style:text-properties fo:language="gl" fo:country="ES" officeooo:rsid="0020d020" officeooo:paragraph-rsid="0020d020" style:font-size-asian="10.5pt"/>
    </style:style>
    <style:style style:name="P15" style:family="paragraph" style:parent-style-name="Standard" style:list-style-name="L1">
      <style:text-properties fo:language="gl" fo:country="ES" officeooo:rsid="00216201" officeooo:paragraph-rsid="00216201" style:font-size-asian="10.5pt"/>
    </style:style>
    <style:style style:name="P16" style:family="paragraph" style:parent-style-name="Standard" style:list-style-name="L2">
      <style:text-properties fo:language="gl" fo:country="ES" officeooo:rsid="00216201" officeooo:paragraph-rsid="00216201" style:font-size-asian="10.5pt"/>
    </style:style>
    <style:style style:name="P17" style:family="paragraph" style:parent-style-name="Standard" style:list-style-name="L2">
      <style:text-properties fo:language="gl" fo:country="ES" officeooo:rsid="0023191d" officeooo:paragraph-rsid="0023191d" style:font-size-asian="10.5pt"/>
    </style:style>
    <style:style style:name="P18" style:family="paragraph" style:parent-style-name="Standard" style:list-style-name="L3">
      <style:text-properties fo:language="gl" fo:country="ES" officeooo:rsid="00242f62" officeooo:paragraph-rsid="00242f62" style:font-size-asian="10.5pt"/>
    </style:style>
    <style:style style:name="P19" style:family="paragraph" style:parent-style-name="Standard" style:list-style-name="L3">
      <style:text-properties fo:language="gl" fo:country="ES" officeooo:rsid="00262ddb" officeooo:paragraph-rsid="00262ddb" style:font-size-asian="10.5pt"/>
    </style:style>
    <style:style style:name="P20" style:family="paragraph" style:parent-style-name="Standard" style:list-style-name="L5">
      <style:text-properties fo:language="gl" fo:country="ES" officeooo:rsid="00262ddb" officeooo:paragraph-rsid="00262ddb" style:font-size-asian="10.5pt"/>
    </style:style>
    <style:style style:name="P21" style:family="paragraph" style:parent-style-name="Standard" style:list-style-name="L6">
      <style:text-properties fo:language="gl" fo:country="ES" officeooo:rsid="00262ddb" officeooo:paragraph-rsid="00262ddb" style:font-size-asian="10.5pt"/>
    </style:style>
    <style:style style:name="P22" style:family="paragraph" style:parent-style-name="Standard" style:list-style-name="L4">
      <style:text-properties fo:language="gl" fo:country="ES" officeooo:rsid="00262893" officeooo:paragraph-rsid="00262893" style:font-size-asian="10.5pt"/>
    </style:style>
    <style:style style:name="P23" style:family="paragraph" style:parent-style-name="Standard" style:list-style-name="L5">
      <style:text-properties fo:language="gl" fo:country="ES" officeooo:rsid="0027ef90" officeooo:paragraph-rsid="0027ef90" style:font-size-asian="10.5pt"/>
    </style:style>
    <style:style style:name="P24" style:family="paragraph" style:parent-style-name="Standard" style:list-style-name="L6">
      <style:text-properties fo:language="gl" fo:country="ES" officeooo:rsid="0027ef90" officeooo:paragraph-rsid="0027ef90" style:font-size-asian="10.5pt"/>
    </style:style>
    <style:style style:name="P25" style:family="paragraph" style:parent-style-name="Standard">
      <style:text-properties fo:language="gl" fo:country="ES" officeooo:rsid="002a7868" officeooo:paragraph-rsid="002a7868" style:font-size-asian="10.5pt"/>
    </style:style>
    <style:style style:name="P26" style:family="paragraph" style:parent-style-name="Standard">
      <style:text-properties fo:language="gl" fo:country="ES" officeooo:rsid="001eeb4c" officeooo:paragraph-rsid="002e74f7" style:font-size-asian="10.5pt"/>
    </style:style>
    <style:style style:name="P27" style:family="paragraph" style:parent-style-name="Standard">
      <style:text-properties fo:language="gl" fo:country="ES" officeooo:rsid="002e74f7" officeooo:paragraph-rsid="002e74f7" style:font-size-asian="10.5pt"/>
    </style:style>
    <style:style style:name="T1" style:family="text">
      <style:text-properties officeooo:rsid="0020d020"/>
    </style:style>
    <style:style style:name="T2" style:family="text">
      <style:text-properties fo:language="gl" fo:country="ES" style:font-size-asian="10.5pt"/>
    </style:style>
    <style:style style:name="T3" style:family="text">
      <style:text-properties officeooo:rsid="00216201"/>
    </style:style>
    <style:style style:name="T4" style:family="text">
      <style:text-properties officeooo:rsid="0023191d"/>
    </style:style>
    <style:style style:name="T5" style:family="text">
      <style:text-properties officeooo:rsid="00242f62"/>
    </style:style>
    <style:style style:name="T6" style:family="text">
      <style:text-properties officeooo:rsid="00262ddb"/>
    </style:style>
    <style:style style:name="T7" style:family="text">
      <style:text-properties officeooo:rsid="002a6198"/>
    </style:style>
    <style:style style:name="T8" style:family="text">
      <style:text-properties officeooo:rsid="002a7868"/>
    </style:style>
    <style:style style:name="T9" style:family="text">
      <style:text-properties officeooo:rsid="002d34ff"/>
    </style:style>
    <style:style style:name="T10" style:family="text">
      <style:text-properties officeooo:rsid="002e74f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ma 1</text:p>
      <text:p text:style-name="P12"/>
      <text:p text:style-name="P12"/>
      <text:p text:style-name="P2">Actividade 1.<text:span text:style-name="T1">1</text:span></text:p>
      <text:p text:style-name="P2"/>
      <text:p text:style-name="P1"><text:a xlink:type="simple" xlink:href="http://art.yale.edu/" text:style-name="Internet_20_link" text:visited-style-name="Visited_20_Internet_20_Link"><text:span text:style-name="T2">http://art.yale.edu/</text:span></text:a></text:p>
      <text:p text:style-name="P5"/>
      <text:list xml:id="list6175086199852931264" text:style-name="L1">
        <text:list-item>
          <text:p text:style-name="P14">O fondo é demasiado <text:span text:style-name="T9">rechamante</text:span> e quítalle protagonismo o contido</text:p>
        </text:list-item>
        <text:list-item>
          <text:p text:style-name="P14">A cabeceira pasa totalmente desapercibida polo cor do fondo e o seu tamaño</text:p>
        </text:list-item>
        <text:list-item>
          <text:p text:style-name="P14">A páxina non está adaptada a pantallas panorámicas</text:p>
        </text:list-item>
        <text:list-item>
          <text:p text:style-name="P14">O tamaño da tipograf<text:span text:style-name="T9">í</text:span>a <text:span text:style-name="T3">nos móbiles é demasiado pequena para ser lida</text:span></text:p>
        </text:list-item>
        <text:list-item>
          <text:p text:style-name="P15">O scroll dos artigos enfrontase o da páxina</text:p>
        </text:list-item>
        <text:list-item>
          <text:p text:style-name="P15">O pé da páxina non se v<text:span text:style-name="T9">e</text:span> adecuadamente polo color do fondo e o seu tamaño</text:p>
        </text:list-item>
      </text:list>
      <text:p text:style-name="P5"/>
      <text:p text:style-name="P1"><text:a xlink:type="simple" xlink:href="http://www.vatican.va/holy_father/special_features/hf_jp_ii_xxv_en.htm" text:style-name="Internet_20_link" text:visited-style-name="Visited_20_Internet_20_Link">http://www.vatican.va/holy_father/special_features/hf_jp_ii_xxv_en.htm</text:a><text:span text:style-name="T2">/</text:span></text:p>
      <text:p text:style-name="P5"/>
      <text:list xml:id="list6245261631818214570" text:style-name="L2">
        <text:list-item>
          <text:p text:style-name="P16">A páxina abre <text:span text:style-name="T4">cadros</text:span> de dialogo que impiden <text:span text:style-name="T4">a navegación</text:span></text:p>
        </text:list-item>
        <text:list-item>
          <text:p text:style-name="P17">Carece de men<text:span text:style-name="T9">ú</text:span>s e a estrutura do contido é horrible</text:p>
        </text:list-item>
        <text:list-item>
          <text:p text:style-name="P17">A pesar de que todos os n<text:span text:style-name="T9">ú</text:span>meros de anos son iguais, non sabes nos cales podes entrar</text:p>
        </text:list-item>
        <text:list-item>
          <text:p text:style-name="P17">Desaproveita moito o tamaño da pantalla, demasiado fondo</text:p>
        </text:list-item>
        <text:list-item>
          <text:p text:style-name="P17">O escudo na esquina superior esquerda a primeira vista non parece un enlace</text:p>
        </text:list-item>
      </text:list>
      <text:p text:style-name="P6"/>
      <text:p text:style-name="P6"/>
      <text:p text:style-name="P3">Actividade 1.<text:span text:style-name="T5">2</text:span></text:p>
      <text:p text:style-name="P6"/>
      <text:p text:style-name="P7"><text:a xlink:type="simple" xlink:href="https://www.lingscars.com/" text:style-name="Internet_20_link" text:visited-style-name="Visited_20_Internet_20_Link">https://www.lingscars.com/</text:a></text:p>
      <text:p text:style-name="P7"/>
      <text:p text:style-name="P9">Negativas</text:p>
      <text:list xml:id="list8155866136847906291" text:style-name="L3">
        <text:list-item>
          <text:p text:style-name="P18">Sobrecarga de colores diferentes</text:p>
        </text:list-item>
        <text:list-item>
          <text:p text:style-name="P18">A tipografía é demasiado distinta entre os elementos</text:p>
        </text:list-item>
        <text:list-item>
          <text:p text:style-name="P19">O que parecen ser iconos de subir e baixar non funcionan</text:p>
        </text:list-item>
      </text:list>
      <text:p text:style-name="P7"/>
      <text:p text:style-name="P9">Positivas</text:p>
      <text:list xml:id="list8990633210884647448" text:style-name="L4">
        <text:list-item>
          <text:p text:style-name="P22">Os iconos das marcas están correctos</text:p>
        </text:list-item>
        <text:list-item>
          <text:p text:style-name="P22">O cor amarillo fai enfasis nos prezos</text:p>
        </text:list-item>
        <text:list-item>
          <text:p text:style-name="P22">A tipografia sigue as mesmas pautas en todos os <text:span text:style-name="T6">articulos</text:span></text:p>
        </text:list-item>
      </text:list>
      <text:p text:style-name="P7"/>
      <text:p text:style-name="P7"/>
      <text:p text:style-name="P7"><text:a xlink:type="simple" xlink:href="https://www.avis.es/" text:style-name="Internet_20_link" text:visited-style-name="Visited_20_Internet_20_Link">https://www.avis.es/</text:a></text:p>
      <text:p text:style-name="P7"/>
      <text:p text:style-name="P10">Negativas</text:p>
      <text:list xml:id="list3366577393233925154" text:style-name="L5">
        <text:list-item>
          <text:p text:style-name="P20">O icono de ubicación non é o máis estandarizado</text:p>
        </text:list-item>
        <text:list-item>
          <text:p text:style-name="P23">O fondo branco da primeria publicacion mezclase co fondo da páxina</text:p>
        </text:list-item>
        <text:list-item>
          <text:p text:style-name="P23">Hai tipografias demasido pequenas que costan leer</text:p>
        </text:list-item>
      </text:list>
      <text:p text:style-name="P8"/>
      <text:p text:style-name="P10">Positivas</text:p>
      <text:list xml:id="list5365296505115697312" text:style-name="L6">
        <text:list-item>
          <text:p text:style-name="P21">Os iconos de perfil, buscar e redes sociais son facilmente recoñecibles</text:p>
        </text:list-item>
        <text:list-item>
          <text:p text:style-name="P21">As cores están ben escollidas, enfatizase o vermello</text:p>
        </text:list-item>
        <text:list-item>
          <text:p text:style-name="P24">As tipografias seguen o mesmo patrón</text:p>
        </text:list-item>
      </text:list>
      <text:p text:style-name="P7"/>
      <text:p text:style-name="P7"/>
      <text:p text:style-name="P7"><text:soft-page-break/></text:p>
      <text:p text:style-name="P7"/>
      <text:p text:style-name="P4">Actividade 1.<text:span text:style-name="T7">3</text:span></text:p>
      <text:p text:style-name="P4"/>
      <text:p text:style-name="P11"><text:a xlink:type="simple" xlink:href="http://zincbistro.com/" text:style-name="Internet_20_link" text:visited-style-name="Visited_20_Internet_20_Link">http://zincbistro.com/</text:a></text:p>
      <text:p text:style-name="P11"/>
      <text:p text:style-name="P11">A navegación e sinxela e intuitiva, en todo momento podemos ver o menu da paxina que nos indica mediante a cor en que apartado nos atopamos. Pero o tamaño do menu ao baixar é demasiado grande.</text:p>
      <text:p text:style-name="P11"/>
      <text:p text:style-name="P11"><text:a xlink:type="simple" xlink:href="http://www.thinkingforaliving.org/" text:style-name="Internet_20_link" text:visited-style-name="Visited_20_Internet_20_Link">http://www.thinkingforaliving.org/</text:a></text:p>
      <text:p text:style-name="P11"/>
      <text:p text:style-name="P11">A navegación en horizontal resulta estraña e pouco intuitiva, o menu carece de categorias que nos faciliten a navegación. <text:span text:style-name="T8">Ademais descoñecemos as funcions dos iconos do menu.</text:span></text:p>
      <text:p text:style-name="P11"/>
      <text:p text:style-name="P11"><text:a xlink:type="simple" xlink:href="http://www.ucm.es/" text:style-name="Internet_20_link" text:visited-style-name="Visited_20_Internet_20_Link">http://www.ucm.es/</text:a></text:p>
      <text:p text:style-name="P11"/>
      <text:p text:style-name="P25">A simple vista a navegación é fluida, grazas a un menu sinxelo sen sobrecarga de opcións e ao menu “estás aquí”. Pero por outra parte no pé de páxina non temos ningunha forma de acceder as opcións do menu sen volver a subir.</text:p>
      <text:p text:style-name="P25"/>
      <text:p text:style-name="P25"/>
      <text:p text:style-name="P26">Actividade 1.<text:span text:style-name="T10">4</text:span></text:p>
      <text:p text:style-name="P26"/>
      <text:p text:style-name="P27"><text:a xlink:type="simple" xlink:href="http://stonelab.osu.edu/" text:style-name="Internet_20_link" text:visited-style-name="Visited_20_Internet_20_Link">http://stonelab.osu.edu</text:a></text:p>
      <text:p text:style-name="P27"/>
      <text:p text:style-name="P27"><text:a xlink:type="simple" xlink:href="http://www.educa.jccm.es/" text:style-name="Internet_20_link" text:visited-style-name="Visited_20_Internet_20_Link">http://www.educa.jccm.es</text:a></text:p>
      <text:p text:style-name="P27"/>
      <text:p text:style-name="P27"><text:a xlink:type="simple" xlink:href="http://www.gio.upm.es/" text:style-name="Internet_20_link" text:visited-style-name="Visited_20_Internet_20_Link">http://www.gio.upm.es</text:a></text:p>
      <text:p text:style-name="P27"/>
      <text:p text:style-name="P27"><text:a xlink:type="simple" xlink:href="http://www.zara.com/" text:style-name="Internet_20_link" text:visited-style-name="Visited_20_Internet_20_Link">http://www.zara.com</text:a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1:30:17.589000000</meta:creation-date>
    <dc:date>2017-09-22T19:47:24.575500758</dc:date>
    <meta:editing-duration>PT1H34M2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377" meta:character-count="2306" meta:non-whitespace-character-count="1998"/>
  </office:meta>
</office:document-meta>
</file>